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paragraph-rsid="00111078"/>
    </style:style>
    <style:style style:name="P2" style:family="paragraph" style:parent-style-name="Standard">
      <style:text-properties style:font-name="Calibri" fo:font-weight="bold" officeooo:paragraph-rsid="00111078" style:font-weight-asian="bold" style:font-weight-complex="bold"/>
    </style:style>
    <style:style style:name="P3" style:family="paragraph" style:parent-style-name="Standard">
      <style:text-properties style:font-name="Calibri" fo:font-size="18pt" fo:font-weight="bold" officeooo:paragraph-rsid="00111078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weight="normal" officeooo:paragraph-rsid="00111078" style:font-weight-asian="normal" style:font-weight-complex="normal"/>
    </style:style>
    <style:style style:name="P5" style:family="paragraph" style:parent-style-name="Standard">
      <style:text-properties style:font-name="Calibri" fo:font-weight="normal" officeooo:paragraph-rsid="001601ef" style:font-weight-asian="normal" style:font-weight-complex="normal"/>
    </style:style>
    <style:style style:name="T1" style:family="text">
      <style:text-properties officeooo:rsid="00111078"/>
    </style:style>
    <style:style style:name="T2" style:family="text">
      <style:text-properties officeooo:rsid="0014156c"/>
    </style:style>
    <style:style style:name="T3" style:family="text">
      <style:text-properties officeooo:rsid="00160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ietokantasovellus <text:s/>– <text:s/>Parturi-kampaamon varausjärjestelmä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Johdanto</text:span></text:p>
      <text:p text:style-name="P2"><text:span text:style-name="T1"/></text:p>
      <text:p text:style-name="P4"><text:span text:style-name="T1">Järjestelmä on tarkoitettu parturi-kamapaamo Salon Lulun palvelujen esittelyyn ja varaukseen verkossa. Sen kautta ylläpidetään tietoja kampaajista sekä heidän työajoistaan ja palveluvalikoimistaan. </text:span><text:span text:style-name="T2">Järjestelmällä asiakas voi rekistetröityä kanta-asiakkaaksi, kirjautua järjestelmään ja tehdä tai perua varauksia. Sen avulla henkilöstölle voidaan lähettää työlistoja ja johdolle yhteenvetoja.</text:span></text:p>
      <text:p text:style-name="P4"><text:span text:style-name="T2"/></text:p>
      <text:p text:style-name="P5"><text:span text:style-name="T3">Työn toteutuskieli on PHP ja tietokantapalvelin PostgreSQ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7:53:10.56</meta:creation-date>
    <dc:date>2013-09-05T18:45:33.32</dc:date>
    <meta:editing-duration>PT36M11S</meta:editing-duration>
    <meta:editing-cycles>3</meta:editing-cycles>
    <meta:generator>LibreOffice/3.6$Windows_x86 LibreOffice_project/5b93205-6e6b3fc-7830f6d-c08ad66-1d9bf4</meta:generator>
    <meta:document-statistic meta:table-count="0" meta:image-count="0" meta:object-count="0" meta:page-count="1" meta:paragraph-count="4" meta:word-count="53" meta:character-count="517" meta:non-whitespace-character-count="517"/>
  </office:meta>
</office:document-meta>
</file>